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DejaVu Sans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DejaVu Sans"/>
    </style:style>
    <style:style style:name="T3" style:parent-style-name="Fonteparág.padrão" style:family="text">
      <style:text-properties style:font-name="DejaVu Sans"/>
    </style:style>
    <style:style style:name="T4" style:parent-style-name="Fonteparág.padrão" style:family="text">
      <style:text-properties style:font-name="DejaVu Sans"/>
    </style:style>
    <style:style style:name="T5" style:parent-style-name="Fonteparág.padrão" style:family="text">
      <style:text-properties style:font-name="DejaVu Sans"/>
    </style:style>
    <style:style style:name="T6" style:parent-style-name="Fonteparág.padrão" style:family="text">
      <style:text-properties style:font-name="DejaVu Sans"/>
    </style:style>
    <style:style style:name="T7" style:parent-style-name="Fonteparág.padrão" style:family="text">
      <style:text-properties style:font-name="DejaVu Sans"/>
    </style:style>
  </office:automatic-styles>
  <office:body>
    <office:text text:use-soft-page-breaks="true">
      <text:p text:style-name="P1">Trabalho de Auditoria</text:p>
      <text:p text:style-name="P2"/>
      <text:p text:style-name="Standard"><text:span text:style-name="T3">Foi criado uma calculadora em uma<text:s/></text:span><text:span text:style-name="T4">página</text:span><text:span text:style-name="T5"><text:s/>jsp, consegue fazer todas as operações com números inteiros, foi feito um teste no selenium testando todas as operações utilizadas e mostrando o resultado na<text:s/></text:span><text:span text:style-name="T6">página</text:span><text:span text:style-name="T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uno B. dos Santos</dc:creator>
    <meta:creation-date>2019-12-03T09:54:00Z</meta:creation-date>
    <dc:date>2019-12-03T13:13:00Z</dc:date>
    <meta:template xlink:href="Normal.dotm" xlink:type="simple"/>
    <meta:editing-cycles>2</meta:editing-cycles>
    <meta:editing-duration>PT600S</meta:editing-duration>
    <meta:document-statistic meta:page-count="1" meta:paragraph-count="1" meta:word-count="35" meta:character-count="229" meta:row-count="1" meta:non-whitespace-character-count="195"/>
  </office:meta>
</office:document-meta>
</file>